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0aeb" officeooo:paragraph-rsid="00050aeb" style:font-weight-asian="bold" style:font-weight-complex="bold"/>
    </style:style>
    <style:style style:name="P2" style:family="paragraph" style:parent-style-name="Standard">
      <style:text-properties fo:font-weight="bold" officeooo:rsid="000592d1" officeooo:paragraph-rsid="00050aeb" style:font-weight-asian="bold" style:font-weight-complex="bold"/>
    </style:style>
    <style:style style:name="P3" style:family="paragraph" style:parent-style-name="Standard">
      <style:text-properties fo:font-weight="bold" officeooo:rsid="000df768" officeooo:paragraph-rsid="000df768" style:font-weight-asian="bold" style:font-weight-complex="bold"/>
    </style:style>
    <style:style style:name="P4" style:family="paragraph" style:parent-style-name="Standard">
      <style:text-properties fo:font-weight="normal" officeooo:rsid="00050aeb" officeooo:paragraph-rsid="00050aeb" style:font-weight-asian="normal" style:font-weight-complex="normal"/>
    </style:style>
    <style:style style:name="P5" style:family="paragraph" style:parent-style-name="Standard">
      <style:text-properties fo:font-weight="normal" officeooo:rsid="00077175" officeooo:paragraph-rsid="00077175" style:font-weight-asian="normal" style:font-weight-complex="normal"/>
    </style:style>
    <style:style style:name="P6" style:family="paragraph" style:parent-style-name="Standard">
      <style:text-properties fo:font-weight="normal" officeooo:rsid="000a72ea" officeooo:paragraph-rsid="000a72ea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0df768" officeooo:paragraph-rsid="000df768" style:font-weight-asian="normal" style:font-weight-complex="normal"/>
    </style:style>
    <style:style style:name="P8" style:family="paragraph" style:parent-style-name="Standard">
      <style:text-properties fo:font-weight="normal" officeooo:rsid="0010554f" officeooo:paragraph-rsid="0010554f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10554f" officeooo:paragraph-rsid="0010554f" style:font-weight-asian="normal" style:font-weight-complex="normal"/>
    </style:style>
    <style:style style:name="P10" style:family="paragraph" style:parent-style-name="Standard">
      <style:text-properties fo:font-weight="normal" officeooo:rsid="0010d006" officeooo:paragraph-rsid="0010d006" style:font-weight-asian="normal" style:font-weight-complex="normal"/>
    </style:style>
    <style:style style:name="P11" style:family="paragraph" style:parent-style-name="Standard" style:list-style-name="L2">
      <style:text-properties fo:font-weight="normal" officeooo:rsid="0010d006" officeooo:paragraph-rsid="0010d006" style:font-weight-asian="normal" style:font-weight-complex="normal"/>
    </style:style>
    <style:style style:name="P12" style:family="paragraph" style:parent-style-name="Standard">
      <style:text-properties fo:font-weight="normal" officeooo:rsid="001147db" officeooo:paragraph-rsid="001147db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1147db" officeooo:paragraph-rsid="0016f014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16f014" officeooo:paragraph-rsid="0016f014" style:font-weight-asian="normal" style:font-weight-complex="normal"/>
    </style:style>
    <style:style style:name="P1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050aeb" officeooo:paragraph-rsid="00050aeb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7416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efeb2" style:font-style-asian="normal" style:font-style-complex="normal"/>
    </style:style>
    <style:style style:name="T6" style:family="text">
      <style:text-properties fo:font-style="normal" officeooo:rsid="000f3301" style:font-style-asian="normal" style:font-style-complex="normal"/>
    </style:style>
    <style:style style:name="T7" style:family="text">
      <style:text-properties fo:font-style="normal" officeooo:rsid="0014456b" style:font-style-asian="normal" style:font-style-complex="normal"/>
    </style:style>
    <style:style style:name="T8" style:family="text">
      <style:text-properties fo:font-style="normal" officeooo:rsid="00166a70" style:font-style-asian="normal" style:font-style-complex="normal"/>
    </style:style>
    <style:style style:name="T9" style:family="text">
      <style:text-properties fo:font-style="normal" officeooo:rsid="0018c13a" style:font-style-asian="normal" style:font-style-complex="normal"/>
    </style:style>
    <style:style style:name="T10" style:family="text">
      <style:text-properties fo:font-style="normal" fo:font-weight="bold" officeooo:rsid="000f3301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166a70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18c13a" style:font-style-asian="normal" style:font-weight-asian="bold" style:font-style-complex="normal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147db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solid" style:text-underline-width="auto" style:text-underline-color="font-color" fo:font-weight="bold" officeooo:rsid="0018c13a" style:font-style-asian="normal" style:font-weight-asian="bold" style:font-style-complex="normal" style:font-weight-complex="bold"/>
    </style:style>
    <style:style style:name="T16" style:family="text">
      <style:text-properties officeooo:rsid="0015e1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Notes on MongoDB course by Stephen Grider</text:p>
      <text:p text:style-name="P4">Notes will be below.</text:p>
      <text:p text:style-name="P4"/>
      <text:p text:style-name="P1">Installation </text:p>
      <text:p text:style-name="P1"><text:span text:style-name="T1">Install MongoDB from their site, community edition.</text:span></text:p>
      <text:p text:style-name="P1"><text:span text:style-name="T1">Install RoboMongo to access mongoDB data easier. </text:span><text:span text:style-name="T2">This cannot be downloaded through the terminal. It must be downloaded as a package first, then installed manually.</text:span></text:p>
      <text:p text:style-name="P1"><text:span text:style-name="T1"/></text:p>
      <text:p text:style-name="P2">Notes on <text:span text:style-name="T16">Javascript </text:span>Promises (ES2016)</text:p>
      <text:p text:style-name="P5">A promise has 3 states: <text:span text:style-name="T3">resolved, unresolved, and reject:</text:span></text:p>
      <text:p text:style-name="P5"><text:span text:style-name="T3"><text:tab/>- unresolved : </text:span><text:span text:style-name="T4">waiting for something to be finished.<text:tab/></text:span></text:p>
      <text:p text:style-name="P5"><text:span text:style-name="T3"><text:tab/>- resolved : </text:span><text:span text:style-name="T4">something was completed.</text:span></text:p>
      <text:p text:style-name="P5"><text:span text:style-name="T3"><text:tab/>- reject : </text:span><text:span text:style-name="T4">something went bad</text:span></text:p>
      <text:p text:style-name="P6"><text:span text:style-name="T4"/></text:p>
      <text:p text:style-name="P3"><text:span text:style-name="T4">Information on MongoDB</text:span></text:p>
      <text:list xml:id="list3694476393" text:style-name="L2">
        <text:list-item>
          <text:p text:style-name="P11"><text:span text:style-name="T4">NoSQL database, industry standard.</text:span></text:p>
        </text:list-item>
      </text:list>
      <text:p text:style-name="P10"><text:span text:style-name="T4"/></text:p>
      <text:list xml:id="list3910449911" text:style-name="L1">
        <text:list-item>
          <text:p text:style-name="P7"><text:span text:style-name="T4">This is used to store persistent data. </text:span><text:span text:style-name="T5">It communicates with the node web server using Mongoose, a companion part. </text:span><text:span text:style-name="T10">Node will be used to lockdown security through mongoDB. </text:span></text:p>
        </text:list-item>
        <text:list-item>
          <text:p text:style-name="P9"><text:span text:style-name="T6">S</text:span><text:span text:style-name="T4">imple flow of data: </text:span></text:p>
          <text:list>
            <text:list-item>
              <text:p text:style-name="P9"><text:span text:style-name="T4">browser data → node.js → mongoose → mongo</text:span></text:p>
            </text:list-item>
            <text:list-item>
              <text:p text:style-name="P9"><text:span text:style-name="T4">mobile app → node.js → mongoose → mongo</text:span></text:p>
            </text:list-item>
          </text:list>
        </text:list-item>
        <text:list-item>
          <text:p text:style-name="P13"><text:span text:style-name="T4">You can run multiple databases in 1 mongoDB server, </text:span><text:span text:style-name="T7">with each DB including multiple collections.</text:span></text:p>
        </text:list-item>
        <text:list-item>
          <text:p text:style-name="P13"><text:span text:style-name="T11">Schema of a DB </text:span><text:span text:style-name="T8">: the way data is stored with relationships thought ahead of time.</text:span></text:p>
        </text:list-item>
        <text:list-item>
          <text:p text:style-name="P14"><text:span text:style-name="T8">C</text:span><text:span text:style-name="T4">RUD – Create, Read, Update, Destroy. These are the simple operations in MongoDB</text:span></text:p>
        </text:list-item>
      </text:list>
      <text:p text:style-name="P8"><text:span text:style-name="T4"/></text:p>
      <text:p text:style-name="P12"><text:span text:style-name="T4"><text:s/></text:span><text:span text:style-name="T15">Mongoose</text:span><text:span text:style-name="T12"> </text:span><text:span text:style-name="T9">is a very </text:span><text:span text:style-name="T12">nice API that allows us to interact with MongoDB</text:span><text:span text:style-name="T9"> effective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0:24:35.863679969</meta:creation-date>
    <dc:date>2019-02-21T01:48:00.771959225</dc:date>
    <meta:editing-duration>PT1H23M21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199" meta:character-count="1177" meta:non-whitespace-character-count="997"/>
  </office:meta>
</office:document-meta>
</file>